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E INVERSIONES TIZAL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82251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ERNANDEZ BAZAN, JUAN NEISS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1720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336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1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9/2021</text:p>
          </table:table-cell>
          <table:table-cell table:style-name="Tabla2.A2" office:value-type="string">
            <text:p text:style-name="P9">43623316</text:p>
          </table:table-cell>
          <table:table-cell table:style-name="Tabla2.A2" office:value-type="string">
            <text:p text:style-name="P9">41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2:03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